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uisitos" style:family="table">
      <style:table-properties style:width="15.494cm" table:align="margins"/>
    </style:style>
    <style:style style:name="Requisitos.A" style:family="table-column">
      <style:table-column-properties style:column-width="2.408cm" style:rel-column-width="1365*"/>
    </style:style>
    <style:style style:name="Requisitos.B" style:family="table-column">
      <style:table-column-properties style:column-width="13.086cm" style:rel-column-width="7419*"/>
    </style:style>
    <style:style style:name="Requisito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isitos.B1" style:family="table-cell">
      <style:table-cell-properties fo:padding="0.097cm" fo:border="0.05pt solid #000000"/>
    </style:style>
    <style:style style:name="Requisitos.A2" style:family="table-cell">
      <style:table-cell-properties fo:padding="0.097cm" fo:border-left="0.05pt solid #000000" fo:border-right="none" fo:border-top="none" fo:border-bottom="0.05pt solid #000000"/>
    </style:style>
    <style:style style:name="Requisito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2pt" officeooo:rsid="001423f8" officeooo:paragraph-rsid="001423f8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1423f8" officeooo:paragraph-rsid="001423f8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2pt" officeooo:paragraph-rsid="001423f8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officeooo:rsid="001423f8" officeooo:paragraph-rsid="001423f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officeooo:rsid="0014e83c" officeooo:paragraph-rsid="0014e83c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6pt" fo:font-weight="bold" officeooo:rsid="0003a948" officeooo:paragraph-rsid="001423f8" style:font-size-asian="16pt" style:font-weight-asian="bold" style:font-size-complex="16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6pt" officeooo:paragraph-rsid="001423f8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4pt" officeooo:rsid="001423f8" officeooo:paragraph-rsid="001423f8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4pt" officeooo:paragraph-rsid="001423f8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Arial" fo:font-size="12pt" fo:font-weight="bold" officeooo:paragraph-rsid="001423f8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size="12pt" fo:language="pt" fo:country="none" fo:font-weight="bold" style:font-size-asian="12pt" style:font-weight-asian="bold"/>
    </style:style>
    <style:style style:name="P12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4e83c" officeooo:paragraph-rsid="0014e83c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4e83c" officeooo:paragraph-rsid="0014eb17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14eb17" officeooo:paragraph-rsid="0014eb17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14e83c" officeooo:paragraph-rsid="0014e83c" style:font-size-asian="12pt" style:font-weight-asian="bold" style:font-size-complex="12pt" style:font-weight-complex="bold"/>
    </style:style>
    <style:style style:name="T1" style:family="text">
      <style:text-properties officeooo:rsid="001423f8"/>
    </style:style>
    <style:style style:name="T2" style:family="text">
      <style:text-properties fo:language="pt" fo:country="none"/>
    </style:style>
    <style:style style:name="T3" style:family="text">
      <style:text-properties fo:language="pt" fo:country="none" officeooo:rsid="0014e83c"/>
    </style:style>
    <style:style style:name="T4" style:family="text">
      <style:text-properties fo:font-size="12pt" fo:language="pt" fo:country="none" fo:font-weight="normal" style:font-size-asian="12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6">Sistema <text:span text:style-name="T1">de Gerenciamento de Oficina de Motos</text:span></text:p>
      <text:p text:style-name="P9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8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<text:span text:style-name="T3">1. </text:span><text:span text:style-name="T2">Minimundo: Software para oficina de Motos</text:span></text:p>
      <text:p text:style-name="P11"/>
      <text:p text:style-name="P12"><text:span text:style-name="T4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 </text:span></text:p>
      <text:p text:style-name="P12"><text:span text:style-name="T4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span></text:p>
      <text:p text:style-name="P13"><text:span text:style-name="T4">A oficina atende tanto clientes físicos quanto jurídicos. Deve-se considerar que cada cliente pode possuir mais de uma moto. Os clientes podem optar por fazer o pagamento a vista ou prazo. <text:tab/></text:span></text:p>
      <text:p text:style-name="P13"><text:span text:style-name="T4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/text:span><text:line-break/><text:span text:style-name="T4"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/text:span><text:soft-page-break/><text:span text:style-name="T4">por um pagamento a prazo também deve estar presente no relatório as datas referentes aos futuros pagamentos.</text:span></text:p>
      <text:p text:style-name="P4"/>
      <text:p text:style-name="P5">2. Lista de Requisitos</text:p>
      <text:p text:style-name="P5"/>
      <table:table table:name="Requisitos" table:style-name="Requisitos">
        <table:table-column table:style-name="Requisitos.A"/>
        <table:table-column table:style-name="Requisitos.B"/>
        <table:table-row>
          <table:table-cell table:style-name="Requisitos.A1" office:value-type="string">
            <text:p text:style-name="P18">Requisito</text:p>
          </table:table-cell>
          <table:table-cell table:style-name="Requisitos.B1" office:value-type="string">
            <text:p text:style-name="P18">Descrição</text:p>
          </table:table-cell>
        </table:table-row>
        <table:table-row>
          <table:table-cell table:style-name="Requisitos.A2" office:value-type="string">
            <text:p text:style-name="P17">UC1.0</text:p>
          </table:table-cell>
          <table:table-cell table:style-name="Requisitos.B2" office:value-type="string">
            <text:p text:style-name="P15">Gestão de Pessoas</text:p>
          </table:table-cell>
        </table:table-row>
        <table:table-row>
          <table:table-cell table:style-name="Requisitos.A2" office:value-type="string">
            <text:p text:style-name="P17">UC2.0</text:p>
          </table:table-cell>
          <table:table-cell table:style-name="Requisitos.B2" office:value-type="string">
            <text:p text:style-name="P16">Gestão de Estoque </text:p>
          </table:table-cell>
        </table:table-row>
        <table:table-row>
          <table:table-cell table:style-name="Requisitos.A2" office:value-type="string">
            <text:p text:style-name="P17">UC3.0</text:p>
          </table:table-cell>
          <table:table-cell table:style-name="Requisitos.B2" office:value-type="string">
            <text:p text:style-name="P16">Gestão de Motos </text:p>
          </table:table-cell>
        </table:table-row>
        <table:table-row>
          <table:table-cell table:style-name="Requisitos.A2" office:value-type="string">
            <text:p text:style-name="P17">UC4.0</text:p>
          </table:table-cell>
          <table:table-cell table:style-name="Requisitos.B2" office:value-type="string">
            <text:p text:style-name="P15">Gestão de Serviços</text:p>
          </table:table-cell>
        </table:table-row>
        <table:table-row>
          <table:table-cell table:style-name="Requisitos.A2" office:value-type="string">
            <text:p text:style-name="P17">UC5.0</text:p>
          </table:table-cell>
          <table:table-cell table:style-name="Requisitos.B2" office:value-type="string">
            <text:p text:style-name="P16">Gestão de Transações Financeiras</text:p>
          </table:table-cell>
        </table:table-row>
        <table:table-row>
          <table:table-cell table:style-name="Requisitos.A2" office:value-type="string">
            <text:p text:style-name="P17">UC6.0</text:p>
          </table:table-cell>
          <table:table-cell table:style-name="Requisitos.B2" office:value-type="string">
            <text:p text:style-name="P17">Gestão de Relatórios </text:p>
          </table:table-cell>
        </table:table-row>
        <table:table-row>
          <table:table-cell table:style-name="Requisitos.A2" office:value-type="string">
            <text:p text:style-name="P14"/>
          </table:table-cell>
          <table:table-cell table:style-name="Requisitos.B2" office:value-type="string">
            <text:p text:style-name="P14"/>
          </table:table-cell>
        </table:table-row>
        <table:table-row>
          <table:table-cell table:style-name="Requisitos.A2" office:value-type="string">
            <text:p text:style-name="P14"/>
          </table:table-cell>
          <table:table-cell table:style-name="Requisitos.B2" office:value-type="string">
            <text:p text:style-name="P14"/>
          </table:table-cell>
        </table:table-row>
        <table:table-row>
          <table:table-cell table:style-name="Requisitos.A2" office:value-type="string">
            <text:p text:style-name="P14"/>
          </table:table-cell>
          <table:table-cell table:style-name="Requisitos.B2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14cm" fo:margin-bottom="2cm" fo:margin-left="2.514cm" fo:margin-right="2.9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05:39.709000000</meta:creation-date>
    <dc:date>2017-05-21T19:43:34.140000000</dc:date>
    <meta:editing-duration>PT15M13S</meta:editing-duration>
    <meta:editing-cycles>2</meta:editing-cycles>
    <meta:generator>LibreOffice/5.3.2.2$Windows_x86 LibreOffice_project/6cd4f1ef626f15116896b1d8e1398b56da0d0ee1</meta:generator>
    <meta:document-statistic meta:table-count="1" meta:image-count="0" meta:object-count="0" meta:page-count="4" meta:paragraph-count="30" meta:word-count="464" meta:character-count="2798" meta:non-whitespace-character-count="2350"/>
  </office:meta>
</office:document-meta>
</file>